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2" fo:font-size="10pt" style:font-size-asian="10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2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Semesterbericht "Materialflußlabor"</text:span></text:p>
      <text:p text:style-name="P1"/>
      <text:p text:style-name="Standard"><text:span text:style-name="T1">1-4 Screenshots</text:span></text:p>
      <text:p text:style-name="Standard"><text:span text:style-name="T1">Wiedergabe der Aufgabe in eigenen Worten</text:span></text:p>
      <text:p text:style-name="P1"/>
      <text:p text:style-name="Standard"><text:span text:style-name="T1">1. Aufgabenstellung, Vorgaben</text:span></text:p>
      <text:p text:style-name="Standard"><text:span text:style-name="T1"><text:s/>Es soll erreicht werden....</text:span></text:p>
      <text:p text:style-name="Standard"><text:span text:style-name="T1">Beschreiben des des Verhaltens des Systems</text:span></text:p>
      <text:p text:style-name="Standard"><text:span text:style-name="T1"><text:s/>Man baut sich ein System auf....</text:span></text:p>
      <text:p text:style-name="Standard"><text:span text:style-name="T1">2. Parameter</text:span></text:p>
      <text:p text:style-name="Standard"><text:span text:style-name="T1">3. Ergebnisse</text:span></text:p>
      <text:p text:style-name="Standard"><text:span text:style-name="T1">4. Diskussion</text:span></text:p>
      <text:p text:style-name="Standard"><text:span text:style-name="T1">Ist Simulation bzw. Ansatz sinnvoll / nicht sinnvoll ( 1.Aufgabe = auch im Kopf zu lösen )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52" meta:character-count="350" meta:non-whitespace-character-count="307"/>
    <meta:generator>LibreOffice/3.6$Windows_x86 LibreOffice_project/e183d5b-f8ccaf6-3804794-95b4be8-895629</meta:generator>
  </office:meta>
</office:document-meta>
</file>